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584cm"/>
    </style:style>
    <style:style style:name="Tabela1.B" style:family="table-column">
      <style:table-column-properties style:column-width="5.644cm"/>
    </style:style>
    <style:style style:name="Tabela1.C" style:family="table-column">
      <style:table-column-properties style:column-width="8.772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3.323cm"/>
    </style:style>
    <style:style style:name="Tabela2.B" style:family="table-column">
      <style:table-column-properties style:column-width="6.712cm"/>
    </style:style>
    <style:style style:name="Tabela2.C" style:family="table-column">
      <style:table-column-properties style:column-width="6.966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6.824cm"/>
    </style:style>
    <style:style style:name="Tabela3.B" style:family="table-column">
      <style:table-column-properties style:column-width="4.498cm"/>
    </style:style>
    <style:style style:name="Tabela3.C" style:family="table-column">
      <style:table-column-properties style:column-width="5.678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11.499cm"/>
    </style:style>
    <style:style style:name="Tabela4.B" style:family="table-column">
      <style:table-column-properties style:column-width="5.502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XCP-ng 8.3 LTS vs VMware ESXi 8.x – <text:span text:style-name="Strong_20_Emphasis">różnice w skrócie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Heading"><text:span text:style-name="Strong_20_Emphasis">XCP-ng 8.3 LTS</text:span></text:p>
            </table:table-cell>
            <table:table-cell table:style-name="Tabela1.A1" office:value-type="string">
              <text:p text:style-name="Table_20_Heading"><text:span text:style-name="Strong_20_Emphasis">VMware ESXi 8.x („vSphere”)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Typ hyperwizora</text:span></text:p>
          </table:table-cell>
          <table:table-cell table:style-name="Tabela1.A1" office:value-type="string">
            <text:p text:style-name="Table_20_Contents">Xen (type-1 micro-kernel + Linux dom0)</text:p>
          </table:table-cell>
          <table:table-cell table:style-name="Tabela1.A1" office:value-type="string">
            <text:p text:style-name="Table_20_Contents">vmkernel – monolityczny type-1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Aktualne wydanie</text:span></text:p>
          </table:table-cell>
          <table:table-cell table:style-name="Tabela1.A1" office:value-type="string">
            <text:p text:style-name="Table_20_Contents">8.3 – od 16 VI 2025 ma status <text:span text:style-name="Strong_20_Emphasis">LTS</text:span> (wsparcie do XI 2028) <text:a xlink:type="simple" xlink:href="https://xcp-ng.org/blog/2025/06/16/xcp-ng-8-3-is-now-lts/?utm_source=chatgpt.com" office:target-frame-name="_blank" xlink:show="new" text:style-name="Internet_20_link" text:visited-style-name="Visited_20_Internet_20_Link">xcp-ng.org</text:a></text:p>
          </table:table-cell>
          <table:table-cell table:style-name="Tabela1.A1" office:value-type="string">
            <text:p text:style-name="Table_20_Contents">8.0 Update 3 (VI 2024); niewielkie poprawki w trybie rolling patch <text:a xlink:type="simple" xlink:href="https://techdocs.broadcom.com/us/en/vmware-cis/vsphere/vsphere/8-0/release-notes/esxi-update-and-patch-release-notes/vsphere-esxi-803-release-notes.html?utm_source=chatgpt.com" office:target-frame-name="_blank" xlink:show="new" text:style-name="Internet_20_link" text:visited-style-name="Visited_20_Internet_20_Link">techdocs.broadcom.com</text:a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Licencja / koszt</text:span></text:p>
          </table:table-cell>
          <table:table-cell table:style-name="Tabela1.A1" office:value-type="string">
            <text:p text:style-name="Table_20_Contents">100 % open-source; brak kluczy ani limitów. Opcjonalne SLA od Vates. <text:a xlink:type="simple" xlink:href="https://xcp-ng.org/blog/2025/06/16/xcp-ng-8-3-is-now-lts/?utm_source=chatgpt.com" office:target-frame-name="_blank" xlink:show="new" text:style-name="Internet_20_link" text:visited-style-name="Visited_20_Internet_20_Link">xcp-ng.org</text:a></text:p>
          </table:table-cell>
          <table:table-cell table:style-name="Tabela1.A1" office:value-type="string">
            <text:p text:style-name="Table_20_Contents">Wymaga subskrypcji (vSphere Foundation / Cloud Foundation). Bezterminowe licencje EOL; darmowa edycja ESXi wróciła w IV 2025, ale tylko do celów nie-produkcyjnych i bez vCenter. <text:a xlink:type="simple" xlink:href="https://www.theregister.com/2025/04/14/vmware_free_esxi_returns/?utm_source=chatgpt.com" office:target-frame-name="_blank" xlink:show="new" text:style-name="Internet_20_link" text:visited-style-name="Visited_20_Internet_20_Link">theregister.com</text:a><text:a xlink:type="simple" xlink:href="https://forums.veeam.com/vmware-vsphere-f24/vmware-free-esxi-no-longer-free-t92347.html?utm_source=chatgpt.com" office:target-frame-name="_blank" xlink:show="new" text:style-name="Internet_20_link" text:visited-style-name="Visited_20_Internet_20_Link">forums.veeam.com</text:a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Zarządzanie</text:span></text:p>
          </table:table-cell>
          <table:table-cell table:style-name="Tabela1.A1" office:value-type="string">
            <text:p text:style-name="Table_20_Contents">XAPI + <text:span text:style-name="Strong_20_Emphasis">Xen Orchestra</text:span> (web), <text:span text:style-name="Source_20_Text">xe</text:span> CLI</text:p>
          </table:table-cell>
          <table:table-cell table:style-name="Tabela1.A1" office:value-type="string">
            <text:p text:style-name="Table_20_Contents">vCenter Server (web), <text:span text:style-name="Source_20_Text">esxcli</text:span>/PowerCLI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Klaster &amp; HA</text:span></text:p>
          </table:table-cell>
          <table:table-cell table:style-name="Tabela1.A1" office:value-type="string">
            <text:p text:style-name="Table_20_Contents">Pool master + heartbeat; <text:span text:style-name="Strong_20_Emphasis">≤ 64</text:span> hostów/pool (zalecane) <text:a xlink:type="simple" xlink:href="https://xcp-ng.com/?utm_source=chatgpt.com" office:target-frame-name="_blank" xlink:show="new" text:style-name="Internet_20_link" text:visited-style-name="Visited_20_Internet_20_Link">xcp-ng.com</text:a></text:p>
          </table:table-cell>
          <table:table-cell table:style-name="Tabela1.A1" office:value-type="string">
            <text:p text:style-name="Table_20_Contents">vSphere HA/DRS; <text:span text:style-name="Strong_20_Emphasis">96</text:span> hostów/klaster od 7 U1 wzwyż <text:a xlink:type="simple" xlink:href="https://www.bdrsuite.com/blog/whats-new-in-vsphere-8-part-1/?utm_source=chatgpt.com" office:target-frame-name="_blank" xlink:show="new" text:style-name="Internet_20_link" text:visited-style-name="Visited_20_Internet_20_Link">bdrsuite.com</text:a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Storage HCI</text:span></text:p>
          </table:table-cell>
          <table:table-cell table:style-name="Tabela1.A1" office:value-type="string">
            <text:p text:style-name="Table_20_Contents"><text:span text:style-name="Strong_20_Emphasis">XOSTOR</text:span> (LINSTOR/DRBD) oficjalnie wspierany od VI 2025 <text:a xlink:type="simple" xlink:href="https://xcp-ng.org/blog/2025/06/16/xcp-ng-8-3-is-now-lts/?utm_source=chatgpt.com" office:target-frame-name="_blank" xlink:show="new" text:style-name="Internet_20_link" text:visited-style-name="Visited_20_Internet_20_Link">xcp-ng.org</text:a><text:a xlink:type="simple" xlink:href="https://docs.xcp-ng.org/releases/release-8-3/?utm_source=chatgpt.com" office:target-frame-name="_blank" xlink:show="new" text:style-name="Internet_20_link" text:visited-style-name="Visited_20_Internet_20_Link">docs.xcp-ng.org</text:a></text:p>
          </table:table-cell>
          <table:table-cell table:style-name="Tabela1.A1" office:value-type="string">
            <text:p text:style-name="Table_20_Contents"><text:span text:style-name="Strong_20_Emphasis">vSAN</text:span> (wymaga osobnej licencji); od 8.0 „Express Storage Architecture”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Backup w pakiecie</text:span></text:p>
          </table:table-cell>
          <table:table-cell table:style-name="Tabela1.A1" office:value-type="string">
            <text:p text:style-name="Table_20_Contents">Delta-backup, replikacja i DR w Xen Orchestra</text:p>
          </table:table-cell>
          <table:table-cell table:style-name="Tabela1.A1" office:value-type="string">
            <text:p text:style-name="Table_20_Contents">Brak natywnego backupu; potrzebne add-ony (Veeam, VDP EOL)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Kontenery</text:span></text:p>
          </table:table-cell>
          <table:table-cell table:style-name="Tabela1.A1" office:value-type="string">
            <text:p text:style-name="Table_20_Contents">brak natywnych; tylko w VM</text:p>
          </table:table-cell>
          <table:table-cell table:style-name="Tabela1.A1" office:value-type="string">
            <text:p text:style-name="Table_20_Contents">(K)Native/Tanzu w edycjach vSphere+ / TKG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Model wsparcia</text:span></text:p>
          </table:table-cell>
          <table:table-cell table:style-name="Tabela1.A1" office:value-type="string">
            <text:p text:style-name="Table_20_Contents">Community + płatne plany Vates</text:p>
          </table:table-cell>
          <table:table-cell table:style-name="Tabela1.A1" office:value-type="string">
            <text:p text:style-name="Table_20_Contents">Płatny support Broadcom; community tylko forum</text:p>
          </table:table-cell>
        </table:table-row>
      </table:table>
      <text:p text:style-name="Standard"/>
      <text:p text:style-name="Standard"/>
      <text:h text:style-name="Heading_20_2" text:outline-level="2">1. Architektura hyperwizora</text:h>
      <text:list text:style-name="L1">
        <text:list-item>
          <text:p text:style-name="P2"><text:span text:style-name="Strong_20_Emphasis">XCP-ng</text:span> ładuje minimalistyczny kod Xen w pierścieniu -1/0; sterowniki i zarządzanie działają w izolowanej maszynie <text:span text:style-name="Strong_20_Emphasis">dom0</text:span> (CentOS 7 backport). Ta separacja podnosi bezpieczeństwo, lecz komplikuje instalację własnych driverów. <text:a xlink:type="simple" xlink:href="https://xcp-ng.org/blog/2025/06/16/xcp-ng-8-3-is-now-lts/?utm_source=chatgpt.com" office:target-frame-name="_blank" xlink:show="new" text:style-name="Internet_20_link" text:visited-style-name="Visited_20_Internet_20_Link">xcp-ng.org</text:a></text:p>
        </text:list-item>
        <text:list-item>
          <text:p text:style-name="P2"><text:span text:style-name="Strong_20_Emphasis">ESXi</text:span> używa monolitycznego <text:span text:style-name="Strong_20_Emphasis">vmkernel</text:span> – sam zarządza sprzętem, a procesy zarządzające (hostd/vpxa) działają w tym samym adresie przestrzeni. Zyskujemy pełne wsparcie sterowników dostawców sprzętu, wliczając SmartNIC/DPUs od 8.0. <text:a xlink:type="simple" xlink:href="https://techdocs.broadcom.com/us/en/vmware-cis/vsphere/vsphere/8-0/release-notes/esxi-update-and-patch-release-notes/vsphere-esxi-803-release-notes.html?utm_source=chatgpt.com" office:target-frame-name="_blank" xlink:show="new" text:style-name="Internet_20_link" text:visited-style-name="Visited_20_Internet_20_Link">techdocs.broadcom.com</text:a></text:p>
        </text:list-item>
      </text:list>
      <text:p text:style-name="Standard"/>
      <text:p text:style-name="Standard"/>
      <text:h text:style-name="Heading_20_2" text:outline-level="2">2. Licencjonowanie i koszt całkowity</text:h>
      <text:list text:style-name="L2">
        <text:list-item>
          <text:p text:style-name="P3"><text:span text:style-name="Strong_20_Emphasis">XCP-ng</text:span> nie potrzebuje kluczy. Płacisz tylko, jeżeli chcesz kontrakt SLA lub gotowy appliance <text:span text:style-name="Strong_20_Emphasis">Xen Orchestra Premium</text:span>. <text:a xlink:type="simple" xlink:href="https://xcp-ng.org/blog/2025/06/16/xcp-ng-8-3-is-now-lts/?utm_source=chatgpt.com" office:target-frame-name="_blank" xlink:show="new" text:style-name="Internet_20_link" text:visited-style-name="Visited_20_Internet_20_Link">xcp-ng.org</text:a></text:p>
        </text:list-item>
        <text:list-item>
          <text:p text:style-name="P3">Po przejęciu VMware przez Broadcom w 2024 r. zniknęły licencje wieczyste; ESXi jest sprzedawany wyłącznie w subskrypcjach (np. <text:span text:style-name="Strong_20_Emphasis">vSphere Foundation</text:span>, <text:span text:style-name="Strong_20_Emphasis">VCF</text:span>). Darmowy klucz <text:soft-page-break/>ESXi został skasowany w II 2024 i przywrócony w IV 2025, ale bez prawa do produkcji, bez vCenter i bez aktualizacji bezpieczeństwa. <text:a xlink:type="simple" xlink:href="https://forums.veeam.com/vmware-vsphere-f24/vmware-free-esxi-no-longer-free-t92347.html?utm_source=chatgpt.com" office:target-frame-name="_blank" xlink:show="new" text:style-name="Internet_20_link" text:visited-style-name="Visited_20_Internet_20_Link">forums.veeam.com</text:a><text:a xlink:type="simple" xlink:href="https://www.theregister.com/2025/04/14/vmware_free_esxi_returns/?utm_source=chatgpt.com" office:target-frame-name="_blank" xlink:show="new" text:style-name="Internet_20_link" text:visited-style-name="Visited_20_Internet_20_Link">theregister.com</text:a></text:p>
        </text:list-item>
      </text:list>
      <text:p text:style-name="Text_20_body">Efekt: nawet mały 3-hostowy klaster wymaga dziś zakupu pakietu subskrypcyjnego (min. vSphere Foundation) albo pozostania na „free ESXi” bez centralnego zarządzania.</text:p>
      <text:p text:style-name="Standard"/>
      <text:p text:style-name="Standard"/>
      <text:h text:style-name="Heading_20_2" text:outline-level="2">3. Zarządzanie i automatyzacja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1"/>
            </table:table-cell>
            <table:table-cell table:style-name="Tabela2.A1" office:value-type="string">
              <text:p text:style-name="Table_20_Heading"><text:span text:style-name="Strong_20_Emphasis">XCP-ng</text:span></text:p>
            </table:table-cell>
            <table:table-cell table:style-name="Tabela2.A1" office:value-type="string">
              <text:p text:style-name="Table_20_Heading"><text:span text:style-name="Strong_20_Emphasis">VMware</text:span></text:p>
            </table:table-cell>
          </table:table-row>
        </table:table-header-rows>
        <table:table-row>
          <table:table-cell table:style-name="Tabela2.A1" office:value-type="string">
            <text:p text:style-name="Table_20_Contents">GUI</text:p>
          </table:table-cell>
          <table:table-cell table:style-name="Tabela2.A1" office:value-type="string">
            <text:p text:style-name="Table_20_Contents"><text:span text:style-name="Strong_20_Emphasis">Xen Orchestra</text:span> (OSS, w przeglądarce)</text:p>
          </table:table-cell>
          <table:table-cell table:style-name="Tabela2.A1" office:value-type="string">
            <text:p text:style-name="Table_20_Contents"><text:span text:style-name="Strong_20_Emphasis">vSphere Client</text:span> (HTML5) w vCenter</text:p>
          </table:table-cell>
        </table:table-row>
        <table:table-row>
          <table:table-cell table:style-name="Tabela2.A1" office:value-type="string">
            <text:p text:style-name="Table_20_Contents">API</text:p>
          </table:table-cell>
          <table:table-cell table:style-name="Tabela2.A1" office:value-type="string">
            <text:p text:style-name="Table_20_Contents">XAPI (REST / XML-RPC)</text:p>
          </table:table-cell>
          <table:table-cell table:style-name="Tabela2.A1" office:value-type="string">
            <text:p text:style-name="Table_20_Contents">REST, SOAP, PowerCLI</text:p>
          </table:table-cell>
        </table:table-row>
        <table:table-row>
          <table:table-cell table:style-name="Tabela2.A1" office:value-type="string">
            <text:p text:style-name="Table_20_Contents">Aktualizacje hostów</text:p>
          </table:table-cell>
          <table:table-cell table:style-name="Tabela2.A1" office:value-type="string">
            <text:p text:style-name="Table_20_Contents">Rolling Patchy <text:span text:style-name="Source_20_Text">yum update</text:span> + live-patch Xen</text:p>
          </table:table-cell>
          <table:table-cell table:style-name="Tabela2.A1" office:value-type="string">
            <text:p text:style-name="Table_20_Contents">vSphere Lifecycle Mgr (vLCM), wymaga vCenter</text:p>
          </table:table-cell>
        </table:table-row>
        <table:table-row>
          <table:table-cell table:style-name="Tabela2.A1" office:value-type="string">
            <text:p text:style-name="Table_20_Contents">RBAC / SSO</text:p>
          </table:table-cell>
          <table:table-cell table:style-name="Tabela2.A1" office:value-type="string">
            <text:p text:style-name="Table_20_Contents">XO lub FreeIPA/AD przez plugin</text:p>
          </table:table-cell>
          <table:table-cell table:style-name="Tabela2.A1" office:value-type="string">
            <text:p text:style-name="Table_20_Contents">ADFS/LDAPS/Okta SSO w vCenter</text:p>
          </table:table-cell>
        </table:table-row>
      </table:table>
      <text:p text:style-name="Standard"/>
      <text:p text:style-name="Standard"/>
      <text:h text:style-name="Heading_20_2" text:outline-level="2">4. Skalowanie i wysoka dostępność</text:h>
      <text:list text:style-name="L3">
        <text:list-item>
          <text:p text:style-name="P4"><text:span text:style-name="Strong_20_Emphasis">XCP-ng</text:span>: jeden <text:span text:style-name="Emphasis">pool master</text:span> obsługuje do 64 hostów, a HA bazuje na heartbeat i automatycznym restarcie VM-ek przy awarii. Skala &gt; 32-40 hostów wymaga ostrożnej konfiguracji XAPI i hurtowego XO. <text:a xlink:type="simple" xlink:href="https://xcp-ng.com/?utm_source=chatgpt.com" office:target-frame-name="_blank" xlink:show="new" text:style-name="Internet_20_link" text:visited-style-name="Visited_20_Internet_20_Link">xcp-ng.com</text:a></text:p>
        </text:list-item>
        <text:list-item>
          <text:p text:style-name="P4"><text:span text:style-name="Strong_20_Emphasis">vSphere</text:span>: pojedynczy klaster HA/DRS obsługuje do 96 hostów i 10 000 VM-ek; hosty mogą migrować VM-ki z vMotion bez downtime — również między różnymi generacjami CPU dzięki vSphere EVC. <text:a xlink:type="simple" xlink:href="https://www.bdrsuite.com/blog/whats-new-in-vsphere-8-part-1/?utm_source=chatgpt.com" office:target-frame-name="_blank" xlink:show="new" text:style-name="Internet_20_link" text:visited-style-name="Visited_20_Internet_20_Link">bdrsuite.com</text:a></text:p>
        </text:list-item>
      </text:list>
      <text:p text:style-name="Standard"/>
      <text:p text:style-name="Standard"/>
      <text:h text:style-name="Heading_20_2" text:outline-level="2">5. Storage, sieć i HCI</text:h>
      <text:list text:style-name="L4">
        <text:list-item>
          <text:p text:style-name="P5"><text:span text:style-name="Strong_20_Emphasis">XOSTOR</text:span> (DRBD + LINSTOR) to natywna hiperkonwergencja XCP-ng — replikacja blokowa, HA storage i zarządzanie z XO. Od VI 2025 status „GA” w 8.3 LTS. <text:a xlink:type="simple" xlink:href="https://xcp-ng.org/blog/2025/06/16/xcp-ng-8-3-is-now-lts/?utm_source=chatgpt.com" office:target-frame-name="_blank" xlink:show="new" text:style-name="Internet_20_link" text:visited-style-name="Visited_20_Internet_20_Link">xcp-ng.org</text:a><text:a xlink:type="simple" xlink:href="https://docs.xcp-ng.org/releases/release-8-3/?utm_source=chatgpt.com" office:target-frame-name="_blank" xlink:show="new" text:style-name="Internet_20_link" text:visited-style-name="Visited_20_Internet_20_Link">docs.xcp-ng.org</text:a></text:p>
        </text:list-item>
        <text:list-item>
          <text:p text:style-name="P5">VMware ma <text:span text:style-name="Strong_20_Emphasis">vSAN 8</text:span> (płatne) z nową „ESA” i opcją deduplikacji z NVMe-TCP; w warstwie sieci można dodać <text:span text:style-name="Strong_20_Emphasis">NSX</text:span> (także osobna subskrypcja).</text:p>
        </text:list-item>
      </text:list>
      <text:p text:style-name="Standard"/>
      <text:h text:style-name="Heading_20_2" text:outline-level="2">6. Kopie zapasowe i DR</text:h>
      <text:list text:style-name="L5">
        <text:list-item>
          <text:p text:style-name="P6"><text:span text:style-name="Strong_20_Emphasis">Xen Orchestra</text:span>: wbudowany snapshot delta (CBT), <text:span text:style-name="Strong_20_Emphasis">Continuous Replication</text:span> oraz DR między poolami; bez dodatkowych licencji.</text:p>
        </text:list-item>
        <text:list-item>
          <text:p text:style-name="P6">VMware nie ma własnego backupu w pakiecie — popularne są Veeam, Cohesity, Commvault czy Rubrik. vSphere Replication jest częścią vCenter, ale służy tylko do DR, a nie do backupu.</text:p>
        </text:list-item>
      </text:list>
      <text:p text:style-name="Horizontal_20_Line"/>
      <text:h text:style-name="Heading_20_2" text:outline-level="2"><text:soft-page-break/>7. Funkcje płatne / bezpłatne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Funkcja</text:p>
            </table:table-cell>
            <table:table-cell table:style-name="Tabela3.A1" office:value-type="string">
              <text:p text:style-name="Table_20_Heading"><text:span text:style-name="Strong_20_Emphasis">XCP-ng</text:span></text:p>
            </table:table-cell>
            <table:table-cell table:style-name="Tabela3.A1" office:value-type="string">
              <text:p text:style-name="Table_20_Heading"><text:span text:style-name="Strong_20_Emphasis">ESXi 8.x</text:span></text:p>
            </table:table-cell>
          </table:table-row>
        </table:table-header-rows>
        <table:table-row>
          <table:table-cell table:style-name="Tabela3.A1" office:value-type="string">
            <text:p text:style-name="Table_20_Contents">Live Storage Migration</text:p>
          </table:table-cell>
          <table:table-cell table:style-name="Tabela3.A1" office:value-type="string">
            <text:p text:style-name="Table_20_Contents">✔ (w core)</text:p>
          </table:table-cell>
          <table:table-cell table:style-name="Tabela3.A1" office:value-type="string">
            <text:p text:style-name="Table_20_Contents">✔ (wymaga licencji Foundation)</text:p>
          </table:table-cell>
        </table:table-row>
        <table:table-row>
          <table:table-cell table:style-name="Tabela3.A1" office:value-type="string">
            <text:p text:style-name="Table_20_Contents">Delta-backup CBT</text:p>
          </table:table-cell>
          <table:table-cell table:style-name="Tabela3.A1" office:value-type="string">
            <text:p text:style-name="Table_20_Contents">✔ (XO)</text:p>
          </table:table-cell>
          <table:table-cell table:style-name="Tabela3.A1" office:value-type="string">
            <text:p text:style-name="Table_20_Contents">✖ (zewnętrzny soft)</text:p>
          </table:table-cell>
        </table:table-row>
        <table:table-row>
          <table:table-cell table:style-name="Tabela3.A1" office:value-type="string">
            <text:p text:style-name="Table_20_Contents">vGPU / SR-IOV mgr</text:p>
          </table:table-cell>
          <table:table-cell table:style-name="Tabela3.A1" office:value-type="string">
            <text:p text:style-name="Table_20_Contents">✔ (GUI w 8.3)</text:p>
          </table:table-cell>
          <table:table-cell table:style-name="Tabela3.A1" office:value-type="string">
            <text:p text:style-name="Table_20_Contents">✔ (vSphere Enterprise+)</text:p>
          </table:table-cell>
        </table:table-row>
        <table:table-row>
          <table:table-cell table:style-name="Tabela3.A1" office:value-type="string">
            <text:p text:style-name="Table_20_Contents">vMotion / Live Migration</text:p>
          </table:table-cell>
          <table:table-cell table:style-name="Tabela3.A1" office:value-type="string">
            <text:p text:style-name="Table_20_Contents">✔</text:p>
          </table:table-cell>
          <table:table-cell table:style-name="Tabela3.A1" office:value-type="string">
            <text:p text:style-name="Table_20_Contents">✔</text:p>
          </table:table-cell>
        </table:table-row>
        <table:table-row>
          <table:table-cell table:style-name="Tabela3.A1" office:value-type="string">
            <text:p text:style-name="Table_20_Contents">Automatyczne „drain host” przy patchu</text:p>
          </table:table-cell>
          <table:table-cell table:style-name="Tabela3.A1" office:value-type="string">
            <text:p text:style-name="Table_20_Contents">✔ (Rolling Pool Upgrade)</text:p>
          </table:table-cell>
          <table:table-cell table:style-name="Tabela3.A1" office:value-type="string">
            <text:p text:style-name="Table_20_Contents">✔ (vLCM + DRS)</text:p>
          </table:table-cell>
        </table:table-row>
      </table:table>
      <text:p text:style-name="Standard"/>
      <text:p text:style-name="Standard"/>
      <text:h text:style-name="Heading_20_2" text:outline-level="2">8. Kiedy wybrać które?</text:h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Table_20_Heading">Scenariusz</text:p>
            </table:table-cell>
            <table:table-cell table:style-name="Tabela4.A1" office:value-type="string">
              <text:p text:style-name="Table_20_Heading"><text:span text:style-name="Strong_20_Emphasis">Lepszy wybór</text:span></text:p>
            </table:table-cell>
          </table:table-row>
        </table:table-header-rows>
        <table:table-row>
          <table:table-cell table:style-name="Tabela4.A1" office:value-type="string">
            <text:p text:style-name="Table_20_Contents">Lab, edukacja, mały biznes bez budżetu na licencje</text:p>
          </table:table-cell>
          <table:table-cell table:style-name="Tabela4.A1" office:value-type="string">
            <text:p text:style-name="Table_20_Contents"><text:span text:style-name="Strong_20_Emphasis">XCP-ng</text:span> (pełna funkcjonalność za 0 zł)</text:p>
          </table:table-cell>
        </table:table-row>
        <table:table-row>
          <table:table-cell table:style-name="Tabela4.A1" office:value-type="string">
            <text:p text:style-name="Table_20_Contents">Duże środowisko, wymagana zgodność z istniejącym ekosystemem vSphere / NSX / vSAN</text:p>
          </table:table-cell>
          <table:table-cell table:style-name="Tabela4.A1" office:value-type="string">
            <text:p text:style-name="Table_20_Contents"><text:span text:style-name="Strong_20_Emphasis">VMware ESXi</text:span></text:p>
          </table:table-cell>
        </table:table-row>
        <table:table-row>
          <table:table-cell table:style-name="Tabela4.A1" office:value-type="string">
            <text:p text:style-name="Table_20_Contents">Hiper-konwergencja na niskim koszcie (HDD+SSD)</text:p>
          </table:table-cell>
          <table:table-cell table:style-name="Tabela4.A1" office:value-type="string">
            <text:p text:style-name="Table_20_Contents">XCP-ng + XOSTOR</text:p>
          </table:table-cell>
        </table:table-row>
        <table:table-row>
          <table:table-cell table:style-name="Tabela4.A1" office:value-type="string">
            <text:p text:style-name="Table_20_Contents">Integracja z zewnętrznymi backupami enterprise, SRM, długofalowy skill-pool VMware</text:p>
          </table:table-cell>
          <table:table-cell table:style-name="Tabela4.A1" office:value-type="string">
            <text:p text:style-name="Table_20_Contents">ESXi</text:p>
          </table:table-cell>
        </table:table-row>
        <table:table-row>
          <table:table-cell table:style-name="Tabela4.A1" office:value-type="string">
            <text:p text:style-name="Table_20_Contents">Priorytet na otwarty kod i brak vendor-lock</text:p>
          </table:table-cell>
          <table:table-cell table:style-name="Tabela4.A1" office:value-type="string">
            <text:p text:style-name="Table_20_Contents">XCP-ng</text:p>
          </table:table-cell>
        </table:table-row>
      </table:table>
      <text:p text:style-name="Standard"/>
      <text:p text:style-name="Standard"/>
      <text:h text:style-name="Heading_20_3" text:outline-level="3">TL;DR</text:h>
      <text:list text:style-name="L6">
        <text:list-item>
          <text:p text:style-name="P7"><text:span text:style-name="Strong_20_Emphasis">Technologia</text:span>: Xen (dom0) vs vmkernel.</text:p>
        </text:list-item>
        <text:list-item>
          <text:p text:style-name="P7"><text:span text:style-name="Strong_20_Emphasis">Licencja</text:span>: XCP-ng w 100 % OSS; ESXi od 2024 r. wyłącznie subskrypcja (free ESXi powrócił, ale bez vCenter i wsparcia).</text:p>
        </text:list-item>
        <text:list-item>
          <text:p text:style-name="P7"><text:span text:style-name="Strong_20_Emphasis">Skalowanie</text:span>: XCP-ng max 64 hosty/pool; vSphere → 96 hostów/klaster + zaawansowane DRS.</text:p>
        </text:list-item>
        <text:list-item>
          <text:p text:style-name="P7"><text:span text:style-name="Strong_20_Emphasis">HCI &amp; backup</text:span>: XCP-ng oferuje XOSTOR i delta-backup w cenie 0; VMware wymaga vSAN i zewnętrznego backupu.</text:p>
        </text:list-item>
        <text:list-item>
          <text:p text:style-name="P7"><text:span text:style-name="Strong_20_Emphasis">Koszty</text:span>: dla SMB/edukacji XCP-ng = brak opłat, dla enterprise z rozbudowaną infrastrukturą VMware nadal liderem funkcji, ale przy wyraźnie wyższej TCO.</text:p>
        </text:list-item>
      </text:list>
      <text:p text:style-name="Text_20_body">Jeśli potrzebujesz checklisty migracji z VMware do XCP-ng (lub odwrotnie), daj znać – przygotuję kroki, narzędzia (V2V) i pułapki związane z CPU-EVC czy formatami dysków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6T14:48:10.488000000</meta:creation-date>
    <dc:date>2025-07-06T14:50:13.018000000</dc:date>
    <meta:editing-duration>PT2M2S</meta:editing-duration>
    <meta:editing-cycles>1</meta:editing-cycles>
    <meta:document-statistic meta:table-count="4" meta:image-count="0" meta:object-count="0" meta:page-count="3" meta:paragraph-count="100" meta:word-count="789" meta:character-count="5290" meta:non-whitespace-character-count="4608"/>
    <meta:generator>LibreOffice/24.2.2.2$Windows_X86_64 LibreOffice_project/d56cc158d8a96260b836f100ef4b4ef25d6f1a01</meta:generator>
  </office:meta>
</office:document-meta>
</file>